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7"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text-underline-type="single" style:text-underline-style="solid" style:text-underline-width="auto" style:text-underline-mode="continuous" style:language-asian="es" style:country-asian="ES" style:language-complex="ar" style:country-complex="SA"/>
    </style:style>
    <style:style style:name="P58"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text-underline-type="single" style:text-underline-style="solid" style:text-underline-width="auto" style:text-underline-mode="continuous"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6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P57">Pasarme fotos del Mercadona al PC</text:p>
      <text:p text:style-name="P58"/>
      <text:p text:style-name="P59">Probar a si encuentro dos bandas consecutivas, tratar de buscar las demás que no encuentre a la misma distancia que separa la primera banda de la segunda, pero con respecto a la segunda hacia abajo.</text:p>
      <text:p text:style-name="P60"/>
      <text:p text:style-name="Standard"><text:span text:style-name="T61">pip install opencv-contrib-python</text:span></text:p>
      <text:p text:style-name="Standard"/>
      <text:p text:style-name="Standard"/>
      <text:p text:style-name="Standard"/>
      <text:p text:style-name="P6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2-14T10:07:00Z</dc:date>
    <meta:template xlink:href="Normal.dotm" xlink:type="simple"/>
    <meta:editing-cycles>85</meta:editing-cycles>
    <meta:editing-duration>PT142680S</meta:editing-duration>
    <meta:document-statistic meta:page-count="5" meta:paragraph-count="22" meta:word-count="1745" meta:character-count="11326" meta:row-count="80" meta:non-whitespace-character-count="9603"/>
  </office:meta>
</office:document-meta>
</file>